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8pt" officeooo:paragraph-rsid="0016d03b" style:font-name-asian="Times New Roman1" style:font-size-asian="18pt" style:font-name-complex="Times New Roman1" style:font-size-complex="18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Times New Roman" fo:font-size="18pt" officeooo:paragraph-rsid="0016d03b" style:font-name-asian="Times New Roman1" style:font-size-asian="18pt" style:font-name-complex="Times New Roman1" style:font-size-complex="18pt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Times New Roman" fo:font-size="22pt" officeooo:paragraph-rsid="0016d03b" style:font-name-asian="Times New Roman1" style:font-size-asian="22pt" style:font-name-complex="Times New Roman1" style:font-size-complex="22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officeooo:paragraph-rsid="0016d03b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2pt" officeooo:paragraph-rsid="0016d03b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8pt" officeooo:paragraph-rsid="0016d03b" style:font-name-asian="Times New Roman1" style:font-size-asian="18pt" style:font-name-complex="Times New Roman1" style:font-size-complex="18pt"/>
    </style:style>
    <style:style style:name="P7" style:family="paragraph" style:parent-style-name="Standard">
      <style:paragraph-properties fo:margin-top="0in" fo:margin-bottom="0in" loext:contextual-spacing="false"/>
      <style:text-properties style:font-name="Times New Roman" fo:font-size="18pt" officeooo:paragraph-rsid="0016d03b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/>
      <style:text-properties style:font-name="Times New Roman" fo:font-size="18pt" officeooo:paragraph-rsid="0016d03b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20pt" fo:font-weight="bold" officeooo:paragraph-rsid="0016d03b" style:font-name-asian="Times New Roman1" style:font-size-asian="20pt" style:font-weight-asian="bold" style:font-name-complex="Times New Roman1" style:font-size-complex="20pt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20pt" style:text-underline-style="solid" style:text-underline-width="auto" style:text-underline-color="font-color" fo:font-weight="bold" officeooo:paragraph-rsid="0016d03b" style:font-name-asian="Times New Roman1" style:font-size-asian="20pt" style:font-weight-asian="bold" style:font-name-complex="Times New Roman1" style:font-size-complex="20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24pt" style:text-underline-style="solid" style:text-underline-width="auto" style:text-underline-color="font-color" fo:font-weight="bold" officeooo:rsid="0016d03b" officeooo:paragraph-rsid="0016d03b" style:font-name-asian="Times New Roman1" style:font-size-asian="24pt" style:font-weight-asian="bold" style:font-name-complex="Times New Roman1" style:font-size-complex="24pt"/>
    </style:style>
    <style:style style:name="P12" style:family="paragraph" style:parent-style-name="Standard">
      <style:paragraph-properties fo:margin-top="0in" fo:margin-bottom="0.1665in" loext:contextual-spacing="false"/>
      <style:text-properties style:font-name="Times New Roman" fo:font-size="18pt" officeooo:paragraph-rsid="0016d03b" style:font-name-asian="Times New Roman1" style:font-size-asian="18pt" style:font-name-complex="Times New Roman1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 NACIONAL AUTÓNOMA DE MÉXICO</text:p>
      <text:p text:style-name="P4"><text:s/></text:p>
      <text:p text:style-name="P1">FACULTAD DE INGENIERÍA</text:p>
      <text:p text:style-name="P5"><text:s/></text:p>
      <text:p text:style-name="P9"><text:s/></text:p>
      <text:p text:style-name="P11">Manual del Programa: Algloritmos Genéticos</text:p>
      <text:p text:style-name="P10">Proyecto 3</text:p>
      <text:p text:style-name="P7"><text:s/></text:p>
      <text:p text:style-name="P7"><text:s/></text:p>
      <text:p text:style-name="P1">Aprendizaje</text:p>
      <text:p text:style-name="P1"><text:s/></text:p>
      <text:p text:style-name="P1"/>
      <text:p text:style-name="P1">Profesor: M.C. Hugo E. Estrada León</text:p>
      <text:p text:style-name="P2"><text:s/></text:p>
      <text:p text:style-name="P2"/>
      <text:p text:style-name="P1">Alumnos:</text:p>
      <text:p text:style-name="P1">Sánchez González Julio</text:p>
      <text:p text:style-name="P2"><text:s/></text:p>
      <text:p text:style-name="P2"><text:s/></text:p>
      <text:p text:style-name="P1">Semestre 2019-1</text:p>
      <text:p text:style-name="P1"><text:s/></text:p>
      <text:p text:style-name="P1"><text:s/></text:p>
      <text:p text:style-name="P1"/>
      <text:p text:style-name="P7"><text:s/></text:p>
      <text:p text:style-name="P8">Fecha de entrega: 14 de noviembre de 2018</text:p>
      <text:p text:style-name="P8"/>
      <text:p text:style-name="P8"/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1:38:59.156985893</meta:creation-date>
    <meta:editing-duration>PT27S</meta:editing-duration>
    <meta:editing-cycles>2</meta:editing-cycles>
    <meta:generator>LibreOffice/5.1.6.2$Linux_X86_64 LibreOffice_project/10m0$Build-2</meta:generator>
    <dc:date>2018-11-15T21:39:23.296878549</dc:date>
    <meta:document-statistic meta:table-count="0" meta:image-count="0" meta:object-count="0" meta:page-count="2" meta:paragraph-count="22" meta:word-count="36" meta:character-count="257" meta:non-whitespace-character-count="219"/>
  </office:meta>
</office:document-meta>
</file>